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embleTask.setModuleDir( File modul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mbleTask.setBindingFile( File binding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mbleTask.setContextFactoryClassName( String contextFactory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mbleTask.create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sembleTask.createFil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sembleTask.setSrcOutputDir( File srcOutpu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mbleTask.buildClassLoader( String [ ] paths , ClassLoader parentC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ssembleTask.Assemble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ssembleTask.execu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AssembleTask.setModuleName( String modu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mbleTask.validateAttributeSetting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sembleTask.setClasspath( Path 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